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e994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.8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2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3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35cm"/>
      <style:paragraph-properties style:writing-mode="lr-tb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92cm"/>
      <style:paragraph-properties style:writing-mode="lr-tb"/>
    </style:style>
    <style:style style:name="gr15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9.646cm" fo:min-width="16.796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8.25cm" fo:min-width="7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19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8.25cm" fo:min-width="6.7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5cm"/>
      <style:paragraph-properties style:writing-mode="lr-tb"/>
    </style:style>
    <style:style style:name="gr21" style:family="graphic" style:parent-style-name="standard">
      <style:graphic-properties svg:stroke-width="0.106cm" svg:stroke-color="#e8a202" draw:marker-start-width="0.359cm" draw:marker-end-width="0.359cm" draw:fill="none" draw:textarea-horizontal-align="justify" draw:textarea-vertical-align="middle" draw:auto-grow-height="false" fo:min-height="8.344cm" fo:min-width="6.89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2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369a3" fo:background-color="transparen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a933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3465a4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e8a202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369a3" fo:background-color="transparent"/>
    </style:style>
    <style:style style:name="T4" style:family="text">
      <style:text-properties fo:color="#ff0000"/>
    </style:style>
    <style:style style:name="T5" style:family="text">
      <style:text-properties fo:color="#00a933"/>
    </style:style>
    <style:style style:name="T6" style:family="text">
      <style:text-properties fo:color="#3465a4"/>
    </style:style>
    <style:style style:name="T7" style:family="text">
      <style:text-properties fo:color="#e8a202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9.2cm" svg:height="2.076cm" svg:x="0.3cm" svg:y="3.6cm">
          <draw:text-box>
            <text:p text:style-name="P1"><text:span text:style-name="T1">Notch Name</text:span></text:p>
          </draw:text-box>
        </draw:frame>
        <draw:frame draw:style-name="gr2" draw:text-style-name="P2" draw:layer="layout" svg:width="7.7cm" svg:height="2.473cm" svg:x="9.2cm" svg:y="3.4cm">
          <draw:text-box>
            <text:p text:style-name="P1"><text:span text:style-name="T1">Srg Name</text:span></text:p>
          </draw:text-box>
        </draw:frame>
        <draw:frame draw:style-name="gr3" draw:text-style-name="P2" draw:layer="layout" svg:width="8.2cm" svg:height="3.095cm" svg:x="18.6cm" svg:y="3.105cm">
          <draw:text-box>
            <text:p text:style-name="P1"><text:span text:style-name="T1">MCP Name</text:span></text:p>
          </draw:text-box>
        </draw:frame>
        <draw:frame draw:style-name="gr4" draw:text-style-name="P3" draw:layer="layout" svg:width="2.1cm" svg:height="1.276cm" svg:x="3.6cm" svg:y="6.224cm">
          <draw:text-box>
            <text:p><text:span text:style-name="T2">aab</text:span></text:p>
          </draw:text-box>
        </draw:frame>
        <draw:frame draw:style-name="gr5" draw:text-style-name="P3" draw:layer="layout" svg:width="9.1cm" svg:height="2.301cm" svg:x="9.6cm" svg:y="6.3cm">
          <draw:text-box>
            <text:p><text:span text:style-name="T2">func_123456_c_</text:span></text:p>
          </draw:text-box>
        </draw:frame>
        <draw:frame draw:style-name="gr6" draw:text-style-name="P4" draw:layer="layout" svg:width="7.4cm" svg:height="2.2cm" svg:x="19.23cm" svg:y="5.817cm">
          <draw:text-box>
            <text:p text:style-name="P1"><text:span text:style-name="T2">getItems(...)</text:span></text:p>
          </draw:text-box>
        </draw:frame>
        <draw:frame draw:style-name="gr7" draw:text-style-name="P4" draw:layer="layout" svg:width="5.8cm" svg:height="2.4cm" svg:x="1.7cm" svg:y="8.2cm">
          <draw:text-box>
            <text:p text:style-name="P1"><text:span text:style-name="T2">wdnmd</text:span></text:p>
          </draw:text-box>
        </draw:frame>
        <draw:frame draw:style-name="gr8" draw:text-style-name="P4" draw:layer="layout" svg:width="8.9cm" svg:height="1.7cm" svg:x="8.9cm" svg:y="8.5cm">
          <draw:text-box>
            <text:p text:style-name="P1"><text:span text:style-name="T2">field_666666_f_</text:span></text:p>
          </draw:text-box>
        </draw:frame>
        <draw:frame draw:style-name="gr9" draw:text-style-name="P4" draw:layer="layout" svg:width="7.2cm" svg:height="1.5cm" svg:x="19.304cm" svg:y="8.602cm">
          <draw:text-box>
            <text:p text:style-name="P5"><text:span text:style-name="T2">register(...)</text:span></text:p>
          </draw:text-box>
        </draw:frame>
        <draw:frame draw:style-name="gr10" draw:text-style-name="P4" draw:layer="layout" svg:width="4.6cm" svg:height="2.1cm" svg:x="2.4cm" svg:y="10.8cm">
          <draw:text-box>
            <text:p text:style-name="P1"><text:span text:style-name="T2">fuckyou</text:span></text:p>
          </draw:text-box>
        </draw:frame>
        <draw:frame draw:style-name="gr11" draw:text-style-name="P4" draw:layer="layout" svg:width="8.8cm" svg:height="3.5cm" svg:x="9.1cm" svg:y="10.1cm">
          <draw:text-box>
            <text:p text:style-name="P1"><text:span text:style-name="T2">func_114514_a_</text:span></text:p>
          </draw:text-box>
        </draw:frame>
        <draw:frame draw:style-name="gr12" draw:text-style-name="P4" draw:layer="layout" svg:width="9.2cm" svg:height="2.6cm" svg:x="18.5cm" svg:y="10.6cm">
          <draw:text-box>
            <text:p text:style-name="P1"><text:span text:style-name="T2">WorldSaveEvent</text:span></text:p>
          </draw:text-box>
        </draw:frame>
        <draw:line draw:style-name="gr13" draw:text-style-name="P1" draw:layer="layout" svg:x1="6.3cm" svg:y1="7cm" svg:x2="9.3cm" svg:y2="7cm">
          <text:p/>
        </draw:line>
        <draw:frame draw:style-name="gr14" draw:text-style-name="P6" draw:layer="layout" svg:width="2.1cm" svg:height="1.17cm" svg:x="6.7cm" svg:y="6.865cm">
          <draw:text-box>
            <text:p text:style-name="P1"><text:span text:style-name="T3">对应</text:span></text:p>
          </draw:text-box>
        </draw:frame>
        <draw:line draw:style-name="gr13" draw:text-style-name="P1" draw:layer="layout" svg:x1="6.4cm" svg:y1="9.493cm" svg:x2="9.4cm" svg:y2="9.493cm">
          <text:p/>
        </draw:line>
        <draw:line draw:style-name="gr13" draw:text-style-name="P1" draw:layer="layout" svg:x1="6.4cm" svg:y1="11.893cm" svg:x2="9.4cm" svg:y2="11.893cm">
          <text:p/>
        </draw:line>
        <draw:line draw:style-name="gr13" draw:text-style-name="P1" draw:layer="layout" svg:x1="17.1cm" svg:y1="6.993cm" svg:x2="20.1cm" svg:y2="6.993cm">
          <text:p/>
        </draw:line>
        <draw:line draw:style-name="gr13" draw:text-style-name="P1" draw:layer="layout" svg:x1="17.1cm" svg:y1="9.486cm" svg:x2="20.1cm" svg:y2="9.486cm">
          <text:p/>
        </draw:line>
        <draw:line draw:style-name="gr13" draw:text-style-name="P1" draw:layer="layout" svg:x1="17.1cm" svg:y1="11.786cm" svg:x2="19.6cm" svg:y2="11.786cm">
          <text:p/>
        </draw:line>
        <draw:custom-shape draw:style-name="gr15" draw:text-style-name="P7" draw:layer="layout" svg:width="17.4cm" svg:height="10cm" svg:x="9.6cm" svg:y="3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5cm" svg:height="8.5cm" svg:x="19.3cm" svg:y="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7.5cm" svg:height="1.3cm" svg:x="19.4cm" svg:y="12.3cm">
          <draw:text-box>
            <text:p text:style-name="P1"><text:span text:style-name="T4">开发环境的运行方式</text:span></text:p>
          </draw:text-box>
        </draw:frame>
        <draw:frame draw:style-name="gr18" draw:text-style-name="P9" draw:layer="layout" svg:width="9cm" svg:height="1.5cm" svg:x="8.9cm" svg:y="12.2cm">
          <draw:text-box>
            <text:p text:style-name="P1"><text:span text:style-name="T5">安装</text:span><text:span text:style-name="T5">Forge</text:span><text:span text:style-name="T5">后的运行方式</text:span></text:p>
          </draw:text-box>
        </draw:frame>
        <draw:custom-shape draw:style-name="gr19" draw:text-style-name="P7" draw:layer="layout" svg:width="7.2cm" svg:height="8.5cm" svg:x="9.8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9.3cm" svg:height="1.2cm" svg:x="13.6cm" svg:y="13.7cm">
          <draw:text-box>
            <text:p text:style-name="P1"><text:span text:style-name="T6">开发过程中使用到的</text:span></text:p>
          </draw:text-box>
        </draw:frame>
        <draw:custom-shape draw:style-name="gr21" draw:text-style-name="P7" draw:layer="layout" svg:width="7.5cm" svg:height="8.7cm" svg:x="1.2cm" svg:y="3.8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8.1cm" svg:height="1.2cm" svg:x="0.9cm" svg:y="12.4cm">
          <draw:text-box>
            <text:p text:style-name="P1"><text:span text:style-name="T7">Minecraft</text:span><text:span text:style-name="T7">原版的运行方式</text:span></text:p>
          </draw:text-box>
        </draw:frame>
        <draw:frame draw:style-name="gr22" draw:text-style-name="P2" draw:layer="layout" svg:width="21.3cm" svg:height="2.3cm" svg:x="1.4cm" svg:y="0.7cm">
          <draw:text-box>
            <text:p text:style-name="P1"><text:span text:style-name="T1">Minecraft Forge</text:span><text:span text:style-name="T1">混淆名称对应关系图</text:span></text:p>
          </draw:text-box>
        </draw:frame>
        <draw:frame draw:style-name="gr18" draw:text-style-name="P12" draw:layer="layout" svg:width="5cm" svg:height="1.5cm" svg:x="22.1cm" svg:y="1.5cm">
          <draw:text-box>
            <text:p text:style-name="P1"><text:span text:style-name="T8">斌政工作室 </text:span><text:span text:style-name="T8">2020.11.2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00:05:07.236364878</meta:creation-date>
    <dc:date>2020-11-22T01:00:36.033454426</dc:date>
    <meta:editing-duration>PT37M32S</meta:editing-duration>
    <meta:editing-cycles>18</meta:editing-cycles>
    <meta:generator>LibreOffice/6.4.6.2$Linux_X86_64 LibreOffice_project/40$Build-2</meta:generator>
    <meta:document-statistic meta:object-count="29"/>
  </office:meta>
</office:document-meta>
</file>